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75in" table:align="left"/>
    </style:style>
    <style:style style:name="Table1.A" style:family="table-column">
      <style:table-column-properties style:column-width="0.6875in"/>
    </style:style>
    <style:style style:name="Table1.C" style:family="table-column">
      <style:table-column-properties style:column-width="1.0625in"/>
    </style:style>
    <style:style style:name="Table1.D" style:family="table-column">
      <style:table-column-properties style:column-width="2.625in"/>
    </style:style>
    <style:style style:name="Table1.E" style:family="table-column">
      <style:table-column-properties style:column-width="1.6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break-before="page"/>
      <style:text-properties officeooo:rsid="003d3655" officeooo:paragraph-rsid="003d3655"/>
    </style:style>
    <style:style style:name="P3" style:family="paragraph" style:parent-style-name="Table_20_Contents">
      <style:paragraph-properties fo:text-align="center" style:justify-single-word="false"/>
      <style:text-properties officeooo:rsid="001c9a27" officeooo:paragraph-rsid="001c9a27"/>
    </style:style>
    <style:style style:name="P4" style:family="paragraph" style:parent-style-name="Table_20_Contents">
      <style:paragraph-properties fo:text-align="center" style:justify-single-word="false"/>
      <style:text-properties officeooo:rsid="001c9a27" officeooo:paragraph-rsid="001fb561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9a27" officeooo:paragraph-rsid="001c9a2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fb561" officeooo:paragraph-rsid="001fb56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e8726" officeooo:paragraph-rsid="001e8726"/>
    </style:style>
    <style:style style:name="P8" style:family="paragraph" style:parent-style-name="Table_20_Contents">
      <style:paragraph-properties fo:text-align="center" style:justify-single-word="false"/>
      <style:text-properties officeooo:rsid="001fb561" officeooo:paragraph-rsid="001fb561"/>
    </style:style>
    <style:style style:name="P9" style:family="paragraph" style:parent-style-name="Table_20_Contents">
      <style:paragraph-properties fo:text-align="center" style:justify-single-word="false"/>
      <style:text-properties officeooo:rsid="001fd74c" officeooo:paragraph-rsid="001fd74c"/>
    </style:style>
    <style:style style:name="P10" style:family="paragraph" style:parent-style-name="Table_20_Contents">
      <style:paragraph-properties fo:text-align="center" style:justify-single-word="false"/>
      <style:text-properties officeooo:rsid="0020a947" officeooo:paragraph-rsid="0020a947"/>
    </style:style>
    <style:style style:name="P11" style:family="paragraph" style:parent-style-name="Table_20_Contents">
      <style:paragraph-properties fo:text-align="center" style:justify-single-word="false"/>
      <style:text-properties officeooo:rsid="0020a947" officeooo:paragraph-rsid="002258fa"/>
    </style:style>
    <style:style style:name="P12" style:family="paragraph" style:parent-style-name="Table_20_Contents">
      <style:paragraph-properties fo:text-align="center" style:justify-single-word="false"/>
      <style:text-properties officeooo:rsid="0021933f" officeooo:paragraph-rsid="0021933f"/>
    </style:style>
    <style:style style:name="P13" style:family="paragraph" style:parent-style-name="Table_20_Contents">
      <style:paragraph-properties fo:text-align="center" style:justify-single-word="false"/>
      <style:text-properties officeooo:rsid="0023e790" officeooo:paragraph-rsid="0023e790"/>
    </style:style>
    <style:style style:name="P14" style:family="paragraph" style:parent-style-name="Table_20_Contents">
      <style:paragraph-properties fo:text-align="center" style:justify-single-word="false"/>
      <style:text-properties officeooo:rsid="00245b2d" officeooo:paragraph-rsid="00245b2d"/>
    </style:style>
    <style:style style:name="P15" style:family="paragraph" style:parent-style-name="Table_20_Contents">
      <style:paragraph-properties fo:text-align="center" style:justify-single-word="false"/>
      <style:text-properties officeooo:rsid="00257208" officeooo:paragraph-rsid="00257208"/>
    </style:style>
    <style:style style:name="P16" style:family="paragraph" style:parent-style-name="Table_20_Contents">
      <style:paragraph-properties fo:text-align="center" style:justify-single-word="false"/>
      <style:text-properties officeooo:rsid="00257208" officeooo:paragraph-rsid="002d4c0d"/>
    </style:style>
    <style:style style:name="P17" style:family="paragraph" style:parent-style-name="Table_20_Contents">
      <style:paragraph-properties fo:text-align="center" style:justify-single-word="false"/>
      <style:text-properties officeooo:rsid="00257208" officeooo:paragraph-rsid="002e773e"/>
    </style:style>
    <style:style style:name="P18" style:family="paragraph" style:parent-style-name="Table_20_Contents">
      <style:paragraph-properties fo:text-align="center" style:justify-single-word="false"/>
      <style:text-properties officeooo:rsid="00257208" officeooo:paragraph-rsid="002f49b4"/>
    </style:style>
    <style:style style:name="P19" style:family="paragraph" style:parent-style-name="Table_20_Contents">
      <style:paragraph-properties fo:text-align="center" style:justify-single-word="false"/>
      <style:text-properties officeooo:rsid="00257208" officeooo:paragraph-rsid="003343e6"/>
    </style:style>
    <style:style style:name="P20" style:family="paragraph" style:parent-style-name="Table_20_Contents">
      <style:paragraph-properties fo:text-align="center" style:justify-single-word="false"/>
      <style:text-properties officeooo:rsid="00257208" officeooo:paragraph-rsid="003423d2"/>
    </style:style>
    <style:style style:name="P21" style:family="paragraph" style:parent-style-name="Table_20_Contents">
      <style:paragraph-properties fo:text-align="center" style:justify-single-word="false"/>
      <style:text-properties officeooo:rsid="00257208" officeooo:paragraph-rsid="003563b6"/>
    </style:style>
    <style:style style:name="P22" style:family="paragraph" style:parent-style-name="Table_20_Contents">
      <style:paragraph-properties fo:text-align="center" style:justify-single-word="false"/>
      <style:text-properties officeooo:rsid="00257208" officeooo:paragraph-rsid="0036e152"/>
    </style:style>
    <style:style style:name="P23" style:family="paragraph" style:parent-style-name="Table_20_Contents">
      <style:paragraph-properties fo:text-align="center" style:justify-single-word="false"/>
      <style:text-properties officeooo:rsid="00257208" officeooo:paragraph-rsid="003bd398"/>
    </style:style>
    <style:style style:name="P24" style:family="paragraph" style:parent-style-name="Table_20_Contents">
      <style:paragraph-properties fo:text-align="center" style:justify-single-word="false"/>
      <style:text-properties officeooo:rsid="00257208" officeooo:paragraph-rsid="003d3655"/>
    </style:style>
    <style:style style:name="P25" style:family="paragraph" style:parent-style-name="Table_20_Contents">
      <style:paragraph-properties fo:text-align="center" style:justify-single-word="false"/>
      <style:text-properties officeooo:rsid="00272965" officeooo:paragraph-rsid="00272965"/>
    </style:style>
    <style:style style:name="P26" style:family="paragraph" style:parent-style-name="Table_20_Contents">
      <style:paragraph-properties fo:text-align="center" style:justify-single-word="false"/>
      <style:text-properties officeooo:rsid="002903f3" officeooo:paragraph-rsid="002903f3"/>
    </style:style>
    <style:style style:name="P27" style:family="paragraph" style:parent-style-name="Table_20_Contents">
      <style:paragraph-properties fo:text-align="center" style:justify-single-word="false"/>
      <style:text-properties officeooo:rsid="002adb56" officeooo:paragraph-rsid="002adb56"/>
    </style:style>
    <style:style style:name="P28" style:family="paragraph" style:parent-style-name="Table_20_Contents">
      <style:paragraph-properties fo:text-align="center" style:justify-single-word="false"/>
      <style:text-properties officeooo:rsid="002ca4f7" officeooo:paragraph-rsid="002ca4f7"/>
    </style:style>
    <style:style style:name="P29" style:family="paragraph" style:parent-style-name="Table_20_Contents">
      <style:paragraph-properties fo:text-align="center" style:justify-single-word="false"/>
      <style:text-properties officeooo:rsid="002e773e" officeooo:paragraph-rsid="002e773e"/>
    </style:style>
    <style:style style:name="P30" style:family="paragraph" style:parent-style-name="Table_20_Contents">
      <style:paragraph-properties fo:text-align="center" style:justify-single-word="false"/>
      <style:text-properties officeooo:rsid="002f38be" officeooo:paragraph-rsid="002f38be"/>
    </style:style>
    <style:style style:name="P31" style:family="paragraph" style:parent-style-name="Table_20_Contents">
      <style:paragraph-properties fo:text-align="center" style:justify-single-word="false"/>
      <style:text-properties officeooo:rsid="00303181" officeooo:paragraph-rsid="00303181"/>
    </style:style>
    <style:style style:name="P32" style:family="paragraph" style:parent-style-name="Table_20_Contents">
      <style:paragraph-properties fo:text-align="center" style:justify-single-word="false"/>
      <style:text-properties officeooo:rsid="0030a74a" officeooo:paragraph-rsid="0030a74a"/>
    </style:style>
    <style:style style:name="P33" style:family="paragraph" style:parent-style-name="Table_20_Contents">
      <style:paragraph-properties fo:text-align="center" style:justify-single-word="false"/>
      <style:text-properties officeooo:rsid="0030a74a" officeooo:paragraph-rsid="003d3655"/>
    </style:style>
    <style:style style:name="P34" style:family="paragraph" style:parent-style-name="Table_20_Contents">
      <style:paragraph-properties fo:text-align="center" style:justify-single-word="false"/>
      <style:text-properties officeooo:rsid="003423d2" officeooo:paragraph-rsid="003423d2"/>
    </style:style>
    <style:style style:name="P35" style:family="paragraph" style:parent-style-name="Table_20_Contents">
      <style:paragraph-properties fo:text-align="center" style:justify-single-word="false"/>
      <style:text-properties officeooo:rsid="0036e152" officeooo:paragraph-rsid="0036e152"/>
    </style:style>
    <style:style style:name="P36" style:family="paragraph" style:parent-style-name="Table_20_Contents">
      <style:paragraph-properties fo:text-align="center" style:justify-single-word="false"/>
      <style:text-properties officeooo:rsid="00391890" officeooo:paragraph-rsid="00391890"/>
    </style:style>
    <style:style style:name="T1" style:family="text">
      <style:text-properties officeooo:rsid="001e8726"/>
    </style:style>
    <style:style style:name="T2" style:family="text">
      <style:text-properties officeooo:rsid="0021933f"/>
    </style:style>
    <style:style style:name="T3" style:family="text">
      <style:text-properties officeooo:rsid="002258fa"/>
    </style:style>
    <style:style style:name="T4" style:family="text">
      <style:text-properties officeooo:rsid="0023e790"/>
    </style:style>
    <style:style style:name="T5" style:family="text">
      <style:text-properties officeooo:rsid="00272965"/>
    </style:style>
    <style:style style:name="T6" style:family="text">
      <style:text-properties officeooo:rsid="0029736d"/>
    </style:style>
    <style:style style:name="T7" style:family="text">
      <style:text-properties officeooo:rsid="002adb56"/>
    </style:style>
    <style:style style:name="T8" style:family="text">
      <style:text-properties officeooo:rsid="002d4c0d"/>
    </style:style>
    <style:style style:name="T9" style:family="text">
      <style:text-properties officeooo:rsid="002e773e"/>
    </style:style>
    <style:style style:name="T10" style:family="text">
      <style:text-properties officeooo:rsid="002f49b4"/>
    </style:style>
    <style:style style:name="T11" style:family="text">
      <style:text-properties officeooo:rsid="00303181"/>
    </style:style>
    <style:style style:name="T12" style:family="text">
      <style:text-properties officeooo:rsid="0032075f"/>
    </style:style>
    <style:style style:name="T13" style:family="text">
      <style:text-properties officeooo:rsid="003423d2"/>
    </style:style>
    <style:style style:name="T14" style:family="text">
      <style:text-properties officeooo:rsid="0036e152"/>
    </style:style>
    <style:style style:name="T15" style:family="text">
      <style:text-properties officeooo:rsid="0038640e"/>
    </style:style>
    <style:style style:name="T16" style:family="text">
      <style:text-properties officeooo:rsid="003a53df"/>
    </style:style>
    <style:style style:name="T17" style:family="text">
      <style:text-properties officeooo:rsid="003bd398"/>
    </style:style>
    <style:style style:name="T18" style:family="text">
      <style:text-properties officeooo:rsid="003d36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arison of Hari Krishna's output with my implementation of his method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PDB</text:p>
          </table:table-cell>
          <table:table-cell table:style-name="Table1.A1" office:value-type="string">
            <text:p text:style-name="P5">Chain</text:p>
          </table:table-cell>
          <table:table-cell table:style-name="Table1.A1" office:value-type="string">
            <text:p text:style-name="P5">CATH </text:p>
          </table:table-cell>
          <table:table-cell table:style-name="Table1.A1" office:value-type="string">
            <text:p text:style-name="P5">Hari Krishna</text:p>
            <text:p text:style-name="P6">(My output)</text:p>
          </table:table-cell>
          <table:table-cell table:style-name="Table1.E1" office:value-type="string">
            <text:p text:style-name="P6">Hari Krishna<text:span text:style-name="T18">'s</text:span></text:p>
            <text:p text:style-name="P6">output</text:p>
          </table:table-cell>
        </table:table-row>
        <table:table-row>
          <table:table-cell table:style-name="Table1.A2" office:value-type="string">
            <text:p text:style-name="P3">1RHD</text:p>
          </table:table-cell>
          <table:table-cell table:style-name="Table1.A2" office:value-type="string">
            <text:p text:style-name="P3">A</text:p>
          </table:table-cell>
          <table:table-cell table:style-name="Table1.A2" office:value-type="string">
            <text:p text:style-name="P4">Domain <text:span text:style-name="T1">#</text:span>1 </text:p>
            <text:p text:style-name="P4">1-156</text:p>
            <text:p text:style-name="P3"/>
            <text:p text:style-name="P3">Domain <text:span text:style-name="T1">#</text:span>2 157-293</text:p>
          </table:table-cell>
          <table:table-cell table:style-name="Table1.A2" office:value-type="string">
            <text:p text:style-name="P7">Domain #1</text:p>
            <text:p text:style-name="P7">1 - 69 73 - 157 216 - 223 250 - 251</text:p>
            <text:p text:style-name="P7"/>
            <text:p text:style-name="P7">Domain #2</text:p>
            <text:p text:style-name="P7">70 - 72 158 - 215 224 - 249 254 - 292</text:p>
          </table:table-cell>
          <table:table-cell table:style-name="Table1.E2" office:value-type="string">
            <text:p text:style-name="P8">Domain #1</text:p>
            <text:p text:style-name="P8">1-154</text:p>
            <text:p text:style-name="P8"/>
            <text:p text:style-name="P8">Domain #2</text:p>
            <text:p text:style-name="P8">155-293</text:p>
          </table:table-cell>
        </table:table-row>
        <table:table-row>
          <table:table-cell table:style-name="Table1.A2" office:value-type="string">
            <text:p text:style-name="P9">5FBP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9">Domain #1</text:p>
            <text:p text:style-name="P9">7-199</text:p>
            <text:p text:style-name="P9"/>
            <text:p text:style-name="P9">Domain #2</text:p>
            <text:p text:style-name="P9">200-334</text:p>
          </table:table-cell>
          <table:table-cell table:style-name="Table1.A2" office:value-type="string">
            <text:p text:style-name="P9">Domain #1</text:p>
            <text:p text:style-name="P9">7 - 62 100 - 111 142 - 177</text:p>
            <text:p text:style-name="P9"/>
            <text:p text:style-name="P9">Domain #2</text:p>
            <text:p text:style-name="P9">63 - 99 112 - 141 178 - 334</text:p>
          </table:table-cell>
          <table:table-cell table:style-name="Table1.E2" office:value-type="string">
            <text:p text:style-name="P10">Domain #1</text:p>
            <text:p text:style-name="P10"><text:s/>1-201</text:p>
            <text:p text:style-name="P10"/>
            <text:p text:style-name="P10">Domain #2</text:p>
            <text:p text:style-name="P10"><text:s/>202-334</text:p>
          </table:table-cell>
        </table:table-row>
        <table:table-row>
          <table:table-cell table:style-name="Table1.A2" office:value-type="string">
            <text:p text:style-name="P12">1FNB</text:p>
          </table:table-cell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9">Domain #1</text:p>
            <text:p text:style-name="P9"><text:span text:style-name="T2">19</text:span>-<text:span text:style-name="T2">151</text:span></text:p>
            <text:p text:style-name="P9"/>
            <text:p text:style-name="P9">Domain #2</text:p>
            <text:p text:style-name="P12">152-314</text:p>
          </table:table-cell>
          <table:table-cell table:style-name="Table1.A2" office:value-type="string">
            <text:p text:style-name="P12">Domain #1</text:p>
            <text:p text:style-name="P12">19 - 257 293 - 296</text:p>
            <text:p text:style-name="P12"/>
            <text:p text:style-name="P12">Domain #2</text:p>
            <text:p text:style-name="P12">258 - 314</text:p>
          </table:table-cell>
          <table:table-cell table:style-name="Table1.E2" office:value-type="string">
            <text:p text:style-name="P11">Domain #1</text:p>
            <text:p text:style-name="P11"><text:s/>1-<text:span text:style-name="T3">148</text:span></text:p>
            <text:p text:style-name="P11"/>
            <text:p text:style-name="P11">Domain #2</text:p>
            <text:p text:style-name="P11"><text:s/><text:span text:style-name="T3">149</text:span>-<text:span text:style-name="T3">314</text:span></text:p>
          </table:table-cell>
        </table:table-row>
        <table:table-row>
          <table:table-cell table:style-name="Table1.A2" office:value-type="string">
            <text:p text:style-name="P13">5LDH</text:p>
          </table:table-cell>
          <table:table-cell table:style-name="Table1.A2" office:value-type="string">
            <text:p text:style-name="P13">A</text:p>
          </table:table-cell>
          <table:table-cell table:style-name="Table1.A2" office:value-type="string">
            <text:p text:style-name="P9">Domain #1</text:p>
            <text:p text:style-name="P9"><text:span text:style-name="T2">1</text:span>-<text:span text:style-name="T2">164</text:span></text:p>
            <text:p text:style-name="P9"/>
            <text:p text:style-name="P9">Domain #2</text:p>
            <text:p text:style-name="P12"><text:span text:style-name="T4">165</text:span>-<text:span text:style-name="T4">331</text:span></text:p>
          </table:table-cell>
          <table:table-cell table:style-name="Table1.A2" office:value-type="string">
            <text:p text:style-name="P14">Domain #1</text:p>
            <text:p text:style-name="P14">89 - 93 99 - 109 128 - 242 268 - 296 298 - 332 </text:p>
            <text:p text:style-name="P14"/>
            <text:p text:style-name="P14">Domain #2</text:p>
            <text:p text:style-name="P14">1 - 22 24 - 88 94 - 98 110 - 127 243 - 267</text:p>
          </table:table-cell>
          <table:table-cell table:style-name="Table1.E2" office:value-type="string">
            <text:p text:style-name="P15">Domain #1 </text:p>
            <text:p text:style-name="P15">1-171</text:p>
            <text:p text:style-name="P15"/>
            <text:p text:style-name="P15">Domain #2</text:p>
            <text:p text:style-name="P15">172-334</text:p>
          </table:table-cell>
        </table:table-row>
        <table:table-row>
          <table:table-cell table:style-name="Table1.A2" office:value-type="string">
            <text:p text:style-name="P25">1LAP</text:p>
          </table:table-cell>
          <table:table-cell table:style-name="Table1.A2" office:value-type="string">
            <text:p text:style-name="P25">A</text:p>
          </table:table-cell>
          <table:table-cell table:style-name="Table1.A2" office:value-type="string">
            <text:p text:style-name="P9">Domain #1</text:p>
            <text:p text:style-name="P9"><text:span text:style-name="T2">1</text:span>-<text:span text:style-name="T5">165</text:span></text:p>
            <text:p text:style-name="P9"/>
            <text:p text:style-name="P9">Domain #2</text:p>
            <text:p text:style-name="P12"><text:span text:style-name="T4">166</text:span>-<text:span text:style-name="T5">483</text:span></text:p>
          </table:table-cell>
          <table:table-cell table:style-name="Table1.A2" office:value-type="string">
            <text:p text:style-name="P26">Domain #1</text:p>
            <text:p text:style-name="P26">1 - 483</text:p>
          </table:table-cell>
          <table:table-cell table:style-name="Table1.E2" office:value-type="string">
            <text:p text:style-name="P15">Domain #1 </text:p>
            <text:p text:style-name="P15">1-1<text:span text:style-name="T6">65</text:span></text:p>
            <text:p text:style-name="P15"/>
            <text:p text:style-name="P15">Domain #2</text:p>
            <text:p text:style-name="P15">1<text:span text:style-name="T6">66</text:span>-<text:span text:style-name="T6">483</text:span></text:p>
          </table:table-cell>
        </table:table-row>
        <table:table-row>
          <table:table-cell table:style-name="Table1.A2" office:value-type="string">
            <text:p text:style-name="P27">1SMR</text:p>
          </table:table-cell>
          <table:table-cell table:style-name="Table1.A2" office:value-type="string">
            <text:p text:style-name="P27">A</text:p>
          </table:table-cell>
          <table:table-cell table:style-name="Table1.A2" office:value-type="string">
            <text:p text:style-name="P15">Domain #1 </text:p>
            <text:p text:style-name="P15">1-17<text:span text:style-name="T7">0</text:span></text:p>
            <text:p text:style-name="P15"/>
            <text:p text:style-name="P15">Domain #2</text:p>
            <text:p text:style-name="P15">17<text:span text:style-name="T7">1</text:span>-3<text:span text:style-name="T7">25</text:span></text:p>
          </table:table-cell>
          <table:table-cell table:style-name="Table1.A2" office:value-type="string">
            <text:p text:style-name="P28">Domain #1</text:p>
            <text:p text:style-name="P28">1 - 14 16 - 35 38 - 192 310 - 331</text:p>
            <text:p text:style-name="P28"/>
            <text:p text:style-name="P28">Domain #2</text:p>
            <text:p text:style-name="P28">36 - 37 193 - 196 198 – 309</text:p>
          </table:table-cell>
          <table:table-cell table:style-name="Table1.E2" office:value-type="string">
            <text:p text:style-name="P16">Domain #1 </text:p>
            <text:p text:style-name="P16">1-<text:span text:style-name="T8">174</text:span></text:p>
            <text:p text:style-name="P16"/>
            <text:p text:style-name="P16">Domain #2</text:p>
            <text:p text:style-name="P16">1<text:span text:style-name="T8">75</text:span>-<text:span text:style-name="T8">335</text:span></text:p>
          </table:table-cell>
        </table:table-row>
        <table:table-row>
          <table:table-cell table:style-name="Table1.A2" office:value-type="string">
            <text:p text:style-name="P29">1EZM</text:p>
          </table:table-cell>
          <table:table-cell table:style-name="Table1.A2" office:value-type="string">
            <text:p text:style-name="P29">A</text:p>
          </table:table-cell>
          <table:table-cell table:style-name="Table1.A2" office:value-type="string">
            <text:p text:style-name="P17">Domain #1 </text:p>
            <text:p text:style-name="P17">1-<text:span text:style-name="T9">152</text:span></text:p>
            <text:p text:style-name="P17"/>
            <text:p text:style-name="P17">Domain #2</text:p>
            <text:p text:style-name="P17">1<text:span text:style-name="T9">53</text:span>-<text:span text:style-name="T9">298</text:span></text:p>
          </table:table-cell>
          <table:table-cell table:style-name="Table1.A2" office:value-type="string">
            <text:p text:style-name="P30">Domain #1</text:p>
            <text:p text:style-name="P30">1 – 298</text:p>
          </table:table-cell>
          <table:table-cell table:style-name="Table1.E2" office:value-type="string">
            <text:p text:style-name="P18">Domain #1 </text:p>
            <text:p text:style-name="P18">1-<text:span text:style-name="T10">145</text:span></text:p>
            <text:p text:style-name="P18"/>
            <text:p text:style-name="P18">Domain #2</text:p>
            <text:p text:style-name="P18">1<text:span text:style-name="T10">46</text:span>-<text:span text:style-name="T10">298</text:span></text:p>
          </table:table-cell>
        </table:table-row>
        <table:table-row>
          <table:table-cell table:style-name="Table1.A2" office:value-type="string">
            <text:p text:style-name="P31">4APE</text:p>
          </table:table-cell>
          <table:table-cell table:style-name="Table1.A2" office:value-type="string">
            <text:p text:style-name="P31">A</text:p>
          </table:table-cell>
          <table:table-cell table:style-name="Table1.A2" office:value-type="string">
            <text:p text:style-name="P17">Domain #1 </text:p>
            <text:p text:style-name="P17"><text:span text:style-name="T12">1</text:span>-<text:span text:style-name="T9">170</text:span></text:p>
            <text:p text:style-name="P24">Domain #2</text:p>
            <text:p text:style-name="P24"><text:span text:style-name="T11">171</text:span>-<text:span text:style-name="T11">326</text:span></text:p>
          </table:table-cell>
          <table:table-cell table:style-name="Table1.A2" office:value-type="string">
            <text:p text:style-name="P32">Domain #1</text:p>
            <text:p text:style-name="P32">1 - 12 14 - 195 218 - 222 313 – 3<text:span text:style-name="T12">26</text:span></text:p>
            <text:p text:style-name="P33">Domain #2</text:p>
            <text:p text:style-name="P33">196 - 217 223 - 266 270 - 312</text:p>
          </table:table-cell>
          <table:table-cell table:style-name="Table1.E2" office:value-type="string">
            <text:p text:style-name="P19"><text:bookmark-start text:name="__DdeLink__7_1434149818"/>Domain #1 </text:p>
            <text:p text:style-name="P19"><text:span text:style-name="T13">2</text:span>-<text:span text:style-name="T10">174</text:span></text:p>
            <text:p text:style-name="P24">Domain #2</text:p>
            <text:p text:style-name="P24">1<text:span text:style-name="T13">75</text:span>-<text:span text:style-name="T13">326</text:span><text:bookmark-end text:name="__DdeLink__7_1434149818"/></text:p>
          </table:table-cell>
        </table:table-row>
        <table:table-row>
          <table:table-cell table:style-name="Table1.A2" office:value-type="string">
            <text:p text:style-name="P34"/>
            <text:p text:style-name="P34">1G6N</text:p>
          </table:table-cell>
          <table:table-cell table:style-name="Table1.A2" office:value-type="string">
            <text:p text:style-name="P34"/>
            <text:p text:style-name="P34">A</text:p>
          </table:table-cell>
          <table:table-cell table:style-name="Table1.A2" office:value-type="string">
            <text:p text:style-name="P20"/>
            <text:p text:style-name="P20">Domain #1 </text:p>
            <text:p text:style-name="P20"><text:span text:style-name="T13">9</text:span>-<text:span text:style-name="T9">137</text:span></text:p>
            <text:p text:style-name="P20"/>
            <text:p text:style-name="P20">Domain #2</text:p>
            <text:p text:style-name="P20"><text:span text:style-name="T11">138</text:span>-<text:span text:style-name="T13">206</text:span></text:p>
          </table:table-cell>
          <table:table-cell table:style-name="Table1.A2" office:value-type="string">
            <text:p text:style-name="P34"/>
            <text:p text:style-name="P34">Domain #1</text:p>
            <text:p text:style-name="P34">9 - 93 133 – 206</text:p>
            <text:p text:style-name="P34"/>
            <text:p text:style-name="P34">Domain #2</text:p>
            <text:p text:style-name="P34">94 - 132</text:p>
          </table:table-cell>
          <table:table-cell table:style-name="Table1.E2" office:value-type="string">
            <text:p text:style-name="P21"/>
            <text:p text:style-name="P21">Domain #1 </text:p>
            <text:p text:style-name="P21"><text:span text:style-name="T14">1</text:span>-<text:span text:style-name="T14">136</text:span></text:p>
            <text:p text:style-name="P21"/>
            <text:p text:style-name="P21">Domain #2</text:p>
            <text:p text:style-name="P21">1<text:span text:style-name="T14">37</text:span>-<text:span text:style-name="T14">206</text:span></text:p>
          </table:table-cell>
        </table:table-row>
        <table:table-row>
          <table:table-cell table:style-name="Table1.A2" office:value-type="string">
            <text:p text:style-name="P35">8ATC</text:p>
          </table:table-cell>
          <table:table-cell table:style-name="Table1.A2" office:value-type="string">
            <text:p text:style-name="P35">B</text:p>
          </table:table-cell>
          <table:table-cell table:style-name="Table1.A2" office:value-type="string">
            <text:p text:style-name="P22">Domain #1 </text:p>
            <text:p text:style-name="P22"><text:span text:style-name="T14">8</text:span>-<text:span text:style-name="T9">100</text:span></text:p>
            <text:p text:style-name="P22"/>
            <text:p text:style-name="P22">Domain #2</text:p>
            <text:p text:style-name="P22"><text:span text:style-name="T11">101</text:span>-<text:span text:style-name="T15">153</text:span></text:p>
          </table:table-cell>
          <table:table-cell table:style-name="Table1.A2" office:value-type="string">
            <text:p text:style-name="P36">Domain #1</text:p>
            <text:p text:style-name="P36">12 - 30 37 - 51 61 - 74 90 – 1<text:span text:style-name="T16">53</text:span></text:p>
            <text:p text:style-name="P36"/>
            <text:p text:style-name="P36">Domain #2</text:p>
            <text:p text:style-name="P36"><text:span text:style-name="T16">8</text:span> - 11 31 - 36 52 - 60 75 - 89</text:p>
          </table:table-cell>
          <table:table-cell table:style-name="Table1.E2" office:value-type="string">
            <text:p text:style-name="P23">Domain #1 </text:p>
            <text:p text:style-name="P23"><text:span text:style-name="T17">1</text:span>-<text:span text:style-name="T9">100</text:span></text:p>
            <text:p text:style-name="P23"/>
            <text:p text:style-name="P23">Domain #2</text:p>
            <text:p text:style-name="P23"><text:span text:style-name="T11">101</text:span>-<text:span text:style-name="T15">153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7:04:53.025874195</meta:creation-date>
    <dc:date>2016-06-13T17:53:37.892197752</dc:date>
    <meta:editing-duration>PT48M29S</meta:editing-duration>
    <meta:editing-cycles>32</meta:editing-cycles>
    <meta:generator>LibreOffice/4.4.7.2$Linux_X86_64 LibreOffice_project/40$Build-2</meta:generator>
    <meta:document-statistic meta:table-count="1" meta:image-count="0" meta:object-count="0" meta:page-count="2" meta:paragraph-count="143" meta:word-count="354" meta:character-count="1424" meta:non-whitespace-character-count="1189"/>
  </office:meta>
</office:document-meta>
</file>